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n" fo:country="US" officeooo:rsid="000e4a3f" officeooo:paragraph-rsid="000e4a3f"/>
    </style:style>
    <style:style style:name="P2" style:family="paragraph" style:parent-style-name="Text_20_body">
      <style:text-properties fo:language="en" fo:country="US" officeooo:rsid="000e4a3f" officeooo:paragraph-rsid="000ede93"/>
    </style:style>
    <style:style style:name="P3" style:family="paragraph" style:parent-style-name="Text_20_body">
      <style:text-properties fo:language="en" fo:country="US" officeooo:rsid="000e4a3f" officeooo:paragraph-rsid="000f0e5f"/>
    </style:style>
    <style:style style:name="P4" style:family="paragraph" style:parent-style-name="Text_20_body">
      <style:text-properties fo:font-weight="bold" officeooo:rsid="000e4a3f" officeooo:paragraph-rsid="000e4a3f" style:font-weight-asian="bold" style:font-weight-complex="bold"/>
    </style:style>
    <style:style style:name="P5" style:family="paragraph" style:parent-style-name="Heading_20_3">
      <style:text-properties officeooo:paragraph-rsid="000e4a3f"/>
    </style:style>
    <style:style style:name="P6" style:family="paragraph" style:parent-style-name="Heading_20_3">
      <style:text-properties officeooo:paragraph-rsid="000ede93"/>
    </style:style>
    <style:style style:name="P7" style:family="paragraph" style:parent-style-name="Heading_20_3">
      <style:text-properties officeooo:paragraph-rsid="000f0e5f"/>
    </style:style>
    <style:style style:name="P8" style:family="paragraph" style:parent-style-name="Text_20_body">
      <style:text-properties fo:language="en" fo:country="US" fo:font-weight="bold" officeooo:rsid="000e4a3f" officeooo:paragraph-rsid="000e4a3f" style:font-weight-asian="bold" style:font-weight-complex="bold"/>
    </style:style>
    <style:style style:name="P9" style:family="paragraph" style:parent-style-name="Text_20_body">
      <style:text-properties fo:language="en" fo:country="US" fo:font-weight="bold" officeooo:rsid="000e4a3f" officeooo:paragraph-rsid="000ede93" style:font-weight-asian="bold" style:font-weight-complex="bold"/>
    </style:style>
    <style:style style:name="P10" style:family="paragraph" style:parent-style-name="Text_20_body">
      <style:text-properties fo:language="en" fo:country="US" fo:font-weight="bold" officeooo:rsid="000e4a3f" officeooo:paragraph-rsid="000f0e5f" style:font-weight-asian="bold" style:font-weight-complex="bold"/>
    </style:style>
    <style:style style:name="P11" style:family="paragraph" style:parent-style-name="Text_20_body" style:list-style-name="L1">
      <style:text-properties fo:language="en" fo:country="US" officeooo:rsid="000e4a3f" officeooo:paragraph-rsid="000e4a3f"/>
    </style:style>
    <style:style style:name="P12" style:family="paragraph" style:parent-style-name="Text_20_body" style:list-style-name="L2">
      <style:text-properties fo:language="en" fo:country="US" officeooo:rsid="000e4a3f" officeooo:paragraph-rsid="000e4a3f"/>
    </style:style>
    <style:style style:name="P13" style:family="paragraph" style:parent-style-name="Text_20_body" style:list-style-name="L3">
      <style:text-properties fo:language="en" fo:country="US" officeooo:rsid="000e4a3f" officeooo:paragraph-rsid="000e4a3f"/>
    </style:style>
    <style:style style:name="P14" style:family="paragraph" style:parent-style-name="Text_20_body" style:list-style-name="L4">
      <style:text-properties fo:language="en" fo:country="US" officeooo:rsid="000e4a3f" officeooo:paragraph-rsid="000e4a3f"/>
    </style:style>
    <style:style style:name="P15" style:family="paragraph" style:parent-style-name="Text_20_body" style:list-style-name="L5">
      <style:text-properties fo:language="en" fo:country="US" officeooo:rsid="000e4a3f" officeooo:paragraph-rsid="000e4a3f"/>
    </style:style>
    <style:style style:name="P16" style:family="paragraph" style:parent-style-name="Text_20_body" style:list-style-name="L5">
      <style:text-properties fo:language="en" fo:country="US" officeooo:rsid="000e4a3f" officeooo:paragraph-rsid="000ede93"/>
    </style:style>
    <style:style style:name="P17" style:family="paragraph" style:parent-style-name="Text_20_body" style:list-style-name="L5">
      <style:text-properties fo:language="en" fo:country="US" officeooo:rsid="000e4a3f" officeooo:paragraph-rsid="000f0e5f"/>
    </style:style>
    <style:style style:name="P18" style:family="paragraph" style:parent-style-name="Text_20_body" style:list-style-name="L6">
      <style:text-properties fo:language="en" fo:country="US" officeooo:rsid="000e4a3f" officeooo:paragraph-rsid="000e4a3f"/>
    </style:style>
    <style:style style:name="P19" style:family="paragraph" style:parent-style-name="Text_20_body" style:list-style-name="L7">
      <style:text-properties fo:language="en" fo:country="US" officeooo:rsid="000e4a3f" officeooo:paragraph-rsid="000e4a3f"/>
    </style:style>
    <style:style style:name="P20" style:family="paragraph" style:parent-style-name="Text_20_body" style:list-style-name="L9">
      <style:text-properties fo:language="en" fo:country="US" officeooo:rsid="000e4a3f" officeooo:paragraph-rsid="000ede93"/>
    </style:style>
    <style:style style:name="P21" style:family="paragraph" style:parent-style-name="Text_20_body" style:list-style-name="L6">
      <style:text-properties fo:language="en" fo:country="US" officeooo:rsid="000ede93" officeooo:paragraph-rsid="000ede93"/>
    </style:style>
    <style:style style:name="P22" style:family="paragraph" style:parent-style-name="Text_20_body" style:list-style-name="L8">
      <style:text-properties fo:language="en" fo:country="US" officeooo:rsid="000ede93" officeooo:paragraph-rsid="000ede93"/>
    </style:style>
    <style:style style:name="P23" style:family="paragraph" style:parent-style-name="Text_20_body" style:list-style-name="L9">
      <style:text-properties fo:language="en" fo:country="US" officeooo:rsid="000ede93" officeooo:paragraph-rsid="000ede93"/>
    </style:style>
    <style:style style:name="P24" style:family="paragraph" style:parent-style-name="Text_20_body" style:list-style-name="L10">
      <style:text-properties fo:language="en" fo:country="US" officeooo:rsid="000ede93" officeooo:paragraph-rsid="000ede93"/>
    </style:style>
    <style:style style:name="P25" style:family="paragraph" style:parent-style-name="Text_20_body" style:list-style-name="L11">
      <style:text-properties fo:language="en" fo:country="US" officeooo:rsid="000ede93" officeooo:paragraph-rsid="000ede93"/>
    </style:style>
    <style:style style:name="P26" style:family="paragraph" style:parent-style-name="Text_20_body" style:list-style-name="L12">
      <style:text-properties fo:language="en" fo:country="US" officeooo:rsid="000ede93" officeooo:paragraph-rsid="000ede93"/>
    </style:style>
    <style:style style:name="P27" style:family="paragraph" style:parent-style-name="Text_20_body" style:list-style-name="L13">
      <style:text-properties fo:language="en" fo:country="US" officeooo:rsid="000ede93" officeooo:paragraph-rsid="000ede93"/>
    </style:style>
    <style:style style:name="P28" style:family="paragraph" style:parent-style-name="Text_20_body" style:list-style-name="L14">
      <style:text-properties fo:language="en" fo:country="US" officeooo:rsid="000f0e5f" officeooo:paragraph-rsid="000f0e5f"/>
    </style:style>
    <style:style style:name="P29" style:family="paragraph" style:parent-style-name="Text_20_body" style:list-style-name="L8">
      <style:text-properties officeooo:rsid="000ede93" officeooo:paragraph-rsid="000ede93"/>
    </style:style>
    <style:style style:name="P30" style:family="paragraph" style:parent-style-name="Text_20_body" style:list-style-name="L11">
      <style:text-properties officeooo:rsid="000ede93" officeooo:paragraph-rsid="000ede93"/>
    </style:style>
    <style:style style:name="P31" style:family="paragraph" style:parent-style-name="Text_20_body" style:list-style-name="L5">
      <style:text-properties officeooo:rsid="000ede93" officeooo:paragraph-rsid="000ede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e4a3f"/>
    </style:style>
    <style:style style:name="T4" style:family="text">
      <style:text-properties fo:language="en" fo:country="US" officeooo:rsid="000ede93"/>
    </style:style>
    <style:style style:name="T5" style:family="text">
      <style:text-properties fo:language="en" fo:country="US" officeooo:rsid="000f0e5f"/>
    </style:style>
    <style:style style:name="T6" style:family="text">
      <style:text-properties officeooo:rsid="000ede93"/>
    </style:style>
    <style:style style:name="T7" style:family="text">
      <style:text-properties officeooo:rsid="000f0e5f"/>
    </style:style>
    <style:style style:name="T8" style:family="text">
      <style:text-properties officeooo:rsid="000f297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est case #1</text:h>
      <text:p text:style-name="P8">Steps:</text:p>
      <text:list text:style-name="L1">
        <text:list-item>
          <text:p text:style-name="P11">Navigate to login screen</text:p>
        </text:list-item>
        <text:list-item>
          <text:p text:style-name="P11">Enter invalid credentials (different combinations of username and password applies here <text:span text:style-name="T7">including empty fields</text:span>)</text:p>
        </text:list-item>
        <text:list-item>
          <text:p text:style-name="P11">Click login button</text:p>
        </text:list-item>
      </text:list>
      <text:p text:style-name="P1"><text:span text:style-name="T1">Expected result:</text:span> Appropriate error message is shown, user is not logged in</text:p>
      <text:h text:style-name="Heading_20_3" text:outline-level="3">Test case #2</text:h>
      <text:p text:style-name="P8">Steps:</text:p>
      <text:list text:style-name="L2">
        <text:list-item>
          <text:p text:style-name="P12">Navigate to login screen</text:p>
        </text:list-item>
        <text:list-item>
          <text:p text:style-name="P12">Enter valid credentials (admin:admin)</text:p>
        </text:list-item>
        <text:list-item>
          <text:p text:style-name="P12">Click login button</text:p>
        </text:list-item>
      </text:list>
      <text:p text:style-name="P1"><text:span text:style-name="T1">Expected result:</text:span> user is logged in, TODO list shown</text:p>
      <text:h text:style-name="P5" text:outline-level="3">Test case #<text:span text:style-name="T3">3</text:span></text:h>
      <text:p text:style-name="P1"><text:span text:style-name="T1">Preconditions:</text:span> </text:p>
      <text:list text:style-name="L3">
        <text:list-item>
          <text:p text:style-name="P13">Logged in user</text:p>
        </text:list-item>
      </text:list>
      <text:p text:style-name="P4"><text:span text:style-name="T2">Steps:</text:span></text:p>
      <text:list text:style-name="L4">
        <text:list-item>
          <text:p text:style-name="P14">Fill in task text area with random data/combinations of data (letters, special symbols, digits)</text:p>
        </text:list-item>
        <text:list-item>
          <text:p text:style-name="P14">Click “Add todo” button</text:p>
        </text:list-item>
      </text:list>
      <text:p text:style-name="P1"><text:span text:style-name="T1">Expected result:</text:span> New task created in todo list, task description exactly matched with previously entered data</text:p>
      <text:h text:style-name="P5" text:outline-level="3">Test case #<text:span text:style-name="T3">4</text:span></text:h>
      <text:p text:style-name="P1"><text:span text:style-name="T1">Preconditions:</text:span> </text:p>
      <text:list xml:id="list3550781710" text:style-name="L5">
        <text:list-item>
          <text:p text:style-name="P15">Logged in user</text:p>
        </text:list-item>
      </text:list>
      <text:p text:style-name="P8">Steps:</text:p>
      <text:list text:style-name="L6">
        <text:list-item>
          <text:p text:style-name="P18">Create at least one new task in todo list</text:p>
        </text:list-item>
        <text:list-item>
          <text:p text:style-name="P21">Verify task is in todo list</text:p>
        </text:list-item>
        <text:list-item>
          <text:p text:style-name="P18">Click logout button</text:p>
        </text:list-item>
        <text:list-item>
          <text:p text:style-name="P18">Login as same user</text:p>
        </text:list-item>
      </text:list>
      <text:p text:style-name="P1"><text:span text:style-name="T1">Expected result:</text:span> todo list contains previously created tasks with exact same data</text:p>
      <text:h text:style-name="P5" text:outline-level="3"><text:soft-page-break/>Test case #<text:span text:style-name="T3">5</text:span></text:h>
      <text:p text:style-name="P1"><text:span text:style-name="T1">Preconditions:</text:span> </text:p>
      <text:list text:style-name="L7">
        <text:list-item>
          <text:p text:style-name="P19">Logged in user</text:p>
        </text:list-item>
      </text:list>
      <text:p text:style-name="P8">Steps:</text:p>
      <text:list text:style-name="L8">
        <text:list-item>
          <text:p text:style-name="P29"><text:span text:style-name="T3">A</text:span><text:span text:style-name="T2">dd task1 and task2 to todo list with random data</text:span></text:p>
        </text:list-item>
        <text:list-item>
          <text:p text:style-name="P22">Delete task1</text:p>
        </text:list-item>
        <text:list-item>
          <text:p text:style-name="P22">Verify task is not in todo list</text:p>
        </text:list-item>
        <text:list-item>
          <text:p text:style-name="P22">Click logout button</text:p>
        </text:list-item>
        <text:list-item>
          <text:p text:style-name="P29"><text:span text:style-name="T3">L</text:span><text:span text:style-name="T2">ogin as same user again</text:span></text:p>
        </text:list-item>
      </text:list>
      <text:p text:style-name="P1"><text:span text:style-name="T1">Expected result:</text:span> <text:span text:style-name="T6">todo list contains task2 with exact same data AND doesn’t contain task1</text:span></text:p>
      <text:h text:style-name="P6" text:outline-level="3">Test case #<text:span text:style-name="T4">6</text:span></text:h>
      <text:p text:style-name="P2"><text:span text:style-name="T1">Preconditions:</text:span> </text:p>
      <text:list xml:id="list1115565598353" text:continue-list="list3550781710" text:style-name="L5">
        <text:list-item>
          <text:p text:style-name="P16">Logged in user</text:p>
        </text:list-item>
      </text:list>
      <text:p text:style-name="P9">Steps:</text:p>
      <text:list text:style-name="L9">
        <text:list-item>
          <text:p text:style-name="P23">Make sure todo list is not empty (if it’s empty create at least one task)</text:p>
        </text:list-item>
        <text:list-item>
          <text:p text:style-name="P23">Delete all tasks from todo list</text:p>
        </text:list-item>
        <text:list-item>
          <text:p text:style-name="P20">Click logout button</text:p>
        </text:list-item>
        <text:list-item>
          <text:p text:style-name="P20">Login as same user</text:p>
        </text:list-item>
      </text:list>
      <text:p text:style-name="P2"><text:span text:style-name="T1">Expected result:</text:span> todo list <text:span text:style-name="T6">is empty</text:span></text:p>
      <text:h text:style-name="P6" text:outline-level="3">Test case #<text:span text:style-name="T4">7</text:span></text:h>
      <text:p text:style-name="P2"><text:span text:style-name="T1">Preconditions:</text:span> </text:p>
      <text:list xml:id="list1117155438215" text:continue-list="list1115565598353" text:style-name="L5">
        <text:list-item>
          <text:p text:style-name="P16">Logged in user</text:p>
        </text:list-item>
      </text:list>
      <text:p text:style-name="P9">Steps:</text:p>
      <text:list text:style-name="L10">
        <text:list-item>
          <text:p text:style-name="P24">Leave task text area empty</text:p>
        </text:list-item>
        <text:list-item>
          <text:p text:style-name="P24">Click “add todo” button</text:p>
        </text:list-item>
      </text:list>
      <text:p text:style-name="P2"><text:span text:style-name="T1">Expected result:</text:span> <text:span text:style-name="T6">NO new tasks added to </text:span>todo list</text:p>
      <text:h text:style-name="P6" text:outline-level="3">Test case #<text:span text:style-name="T4">8</text:span></text:h>
      <text:p text:style-name="P2"><text:span text:style-name="T1">Preconditions:</text:span> </text:p>
      <text:list xml:id="list1116772954260" text:continue-list="list1117155438215" text:style-name="L5">
        <text:list-item>
          <text:p text:style-name="P16">Logged in user</text:p>
        </text:list-item>
      </text:list>
      <text:p text:style-name="P9">Steps:</text:p>
      <text:list text:style-name="L11">
        <text:list-item>
          <text:p text:style-name="P25">Add task1 to todo list</text:p>
        </text:list-item>
        <text:list-item>
          <text:p text:style-name="P30"><text:soft-page-break/><text:span text:style-name="T2">Fill in task text area with exact same data as task1 and click “add todo” button</text:span></text:p>
        </text:list-item>
      </text:list>
      <text:p text:style-name="P2"><text:span text:style-name="T1">Expected result:</text:span> <text:span text:style-name="T8">Same</text:span><text:span text:style-name="T6"> task created in todo list</text:span></text:p>
      <text:h text:style-name="P6" text:outline-level="3">Test case #<text:span text:style-name="T4">9</text:span></text:h>
      <text:p text:style-name="P2"><text:span text:style-name="T1">Preconditions:</text:span> </text:p>
      <text:list xml:id="list1116689879141" text:continue-list="list1116772954260" text:style-name="L5">
        <text:list-item>
          <text:p text:style-name="P16">Logged in user</text:p>
        </text:list-item>
        <text:list-item>
          <text:p text:style-name="P31"><text:span text:style-name="T3">E</text:span><text:span text:style-name="T2">mpty todo list</text:span></text:p>
        </text:list-item>
      </text:list>
      <text:p text:style-name="P9">Steps:</text:p>
      <text:list text:style-name="L12">
        <text:list-item>
          <text:p text:style-name="P26">Add random amount of new tasks (between <text:span text:style-name="T8">1</text:span> and 100) with random data</text:p>
        </text:list-item>
      </text:list>
      <text:p text:style-name="P2"><text:span text:style-name="T1">Expected result:</text:span> <text:span text:style-name="T6">TODOs counter displays correct number of tasks in the list</text:span></text:p>
      <text:h text:style-name="P6" text:outline-level="3">Test case #<text:span text:style-name="T4">10</text:span></text:h>
      <text:p text:style-name="P2"><text:span text:style-name="T1">Preconditions:</text:span> </text:p>
      <text:list xml:id="list1115433018382" text:continue-list="list1116689879141" text:style-name="L5">
        <text:list-item>
          <text:p text:style-name="P16">Logged in user</text:p>
        </text:list-item>
        <text:list-item>
          <text:p text:style-name="P31"><text:span text:style-name="T3">E</text:span><text:span text:style-name="T2">mpty todo list</text:span></text:p>
        </text:list-item>
      </text:list>
      <text:p text:style-name="P9">Steps:</text:p>
      <text:list text:style-name="L13">
        <text:list-item>
          <text:p text:style-name="P27">Add random amount of new tasks (between 2 and 10) with random data</text:p>
        </text:list-item>
        <text:list-item>
          <text:p text:style-name="P27">Delete random amount of tasks (between 1 and 9)</text:p>
        </text:list-item>
      </text:list>
      <text:p text:style-name="P2"><text:span text:style-name="T1">Expected result:</text:span> <text:span text:style-name="T6">TODOs counter displays correct number of tasks in the list after deletion</text:span></text:p>
      <text:h text:style-name="P7" text:outline-level="3">Test case #<text:span text:style-name="T5">11</text:span></text:h>
      <text:p text:style-name="P3"><text:span text:style-name="T1">Preconditions:</text:span> </text:p>
      <text:list text:continue-list="list1115433018382" text:style-name="L5">
        <text:list-item>
          <text:p text:style-name="P17">Logged in user</text:p>
        </text:list-item>
      </text:list>
      <text:p text:style-name="P10">Steps:</text:p>
      <text:list text:style-name="L14">
        <text:list-item>
          <text:p text:style-name="P28">Fill in task text area with random data</text:p>
        </text:list-item>
        <text:list-item>
          <text:p text:style-name="P28">Click logout button</text:p>
        </text:list-item>
        <text:list-item>
          <text:p text:style-name="P28">Login as same user</text:p>
        </text:list-item>
      </text:list>
      <text:p text:style-name="P3"><text:span text:style-name="T1">Expected result:</text:span> <text:span text:style-name="T7">Task text area doesn’t contains previously entered data. Todo list doesn’t contains task with previously filled dat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23:11:21.742000000</meta:creation-date>
    <dc:date>2024-10-12T00:11:15.050000000</dc:date>
    <meta:editing-duration>PT1H16M39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84" meta:word-count="466" meta:character-count="2533" meta:non-whitespace-character-count="2184"/>
  </office:meta>
</office:document-meta>
</file>